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695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695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695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695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695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695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695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695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695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695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695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695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695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695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695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695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695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imon Alberto Morantes Espinoz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796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Simon Alberto  Morantes Lug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68097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5.0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0" meta:non-whitespace-character-count="1002"/>
    <meta:template xlink:type="simple" xlink:actuate="onRequest" xlink:title="Normal" xlink:href=""/>
  </office:meta>
</office:document-meta>
</file>